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"tremors"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"personality
like that"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"Carat, the
Diva of Splendor"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"Please calm down. They didn't do anything to
your bodies."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3:23:50+01:00</meta:creation-date>
    <dc:date>2020-02-08T13:2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